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34.83pt" svg:height="173.93pt" svg:x="394.92pt" svg:y="10.52pt">
            <loext:p draw:notify-on-update-of-ranges="Sheet1.A3:Sheet1.A9 Sheet1.B3:Sheet1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27.03pt" svg:height="190.49pt" svg:x="396.48pt" svg:y="198.79pt">
            <loext:p draw:notify-on-update-of-ranges="Sheet1.D3:Sheet1.D16 Sheet1.E3:Sheet1.E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51.32pt" svg:height="185.98pt" svg:x="664.98pt" svg:y="204.04pt">
            <loext:p draw:notify-on-update-of-ranges="Sheet1.D3:Sheet1.D16 Sheet1.F3:Sheet1.F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63.03pt" svg:height="167.13pt" svg:x="666.54pt" svg:y="19.59pt">
            <loext:p draw:notify-on-update-of-ranges="Sheet1.A3:Sheet1.A9 Sheet1.C3:Sheet1.C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rowse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Android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ti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586" calcext:value-type="float">
            <text:p>258586</text:p>
          </table:table-cell>
          <table:table-cell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8590.275" calcext:value-type="float">
            <text:p>258590.275</text:p>
          </table:table-cell>
          <table:table-cell office:value-type="float" office:value="4.275" calcext:value-type="float">
            <text:p>4.275</text:p>
          </table:table-cell>
          <table:table-cell office:value-type="float" office:value="2" calcext:value-type="float">
            <text:p>2</text:p>
          </table:table-cell>
          <table:table-cell office:value-type="float" office:value="113500" calcext:value-type="float">
            <text:p>113500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8596.6875" calcext:value-type="float">
            <text:p>258596.6875</text:p>
          </table:table-cell>
          <table:table-cell office:value-type="float" office:value="6.4125" calcext:value-type="float">
            <text:p>6.4125</text:p>
          </table:table-cell>
          <table:table-cell office:value-type="float" office:value="3" calcext:value-type="float">
            <text:p>3</text:p>
          </table:table-cell>
          <table:table-cell office:value-type="float" office:value="133750" calcext:value-type="float">
            <text:p>133750</text:p>
          </table:table-cell>
          <table:table-cell office:value-type="float" office:value="20250" calcext:value-type="float">
            <text:p>20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8606.30625" calcext:value-type="float">
            <text:p>258606.30625</text:p>
          </table:table-cell>
          <table:table-cell office:value-type="float" office:value="9.61875" calcext:value-type="float">
            <text:p>9.61875</text:p>
          </table:table-cell>
          <table:table-cell office:value-type="float" office:value="4" calcext:value-type="float">
            <text:p>4</text:p>
          </table:table-cell>
          <table:table-cell office:value-type="float" office:value="164125" calcext:value-type="float">
            <text:p>164125</text:p>
          </table:table-cell>
          <table:table-cell office:value-type="float" office:value="30375" calcext:value-type="float">
            <text:p>30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8620.734375" calcext:value-type="float">
            <text:p>258620.734375</text:p>
          </table:table-cell>
          <table:table-cell office:value-type="float" office:value="14.428125" calcext:value-type="float">
            <text:p>14.428125</text:p>
          </table:table-cell>
          <table:table-cell office:value-type="float" office:value="5" calcext:value-type="float">
            <text:p>5</text:p>
          </table:table-cell>
          <table:table-cell office:value-type="float" office:value="209687.5" calcext:value-type="float">
            <text:p>209687.5</text:p>
          </table:table-cell>
          <table:table-cell office:value-type="float" office:value="45562.5" calcext:value-type="float">
            <text:p>45562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8613.5203125" calcext:value-type="float">
            <text:p>258613.5203125</text:p>
          </table:table-cell>
          <table:table-cell office:value-type="float" office:value="7.2140625" calcext:value-type="float">
            <text:p>7.2140625</text:p>
          </table:table-cell>
          <table:table-cell office:value-type="float" office:value="6" calcext:value-type="float">
            <text:p>6</text:p>
          </table:table-cell>
          <table:table-cell office:value-type="float" office:value="278031.25" calcext:value-type="float">
            <text:p>278031.25</text:p>
          </table:table-cell>
          <table:table-cell office:value-type="float" office:value="68343.75" calcext:value-type="float">
            <text:p>68343.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8624.34140625" calcext:value-type="float">
            <text:p>258624.34140625</text:p>
          </table:table-cell>
          <table:table-cell office:value-type="float" office:value="10.82109375" calcext:value-type="float">
            <text:p>10.82109375</text:p>
          </table:table-cell>
          <table:table-cell office:value-type="float" office:value="7" calcext:value-type="float">
            <text:p>7</text:p>
          </table:table-cell>
          <table:table-cell office:value-type="float" office:value="380546.875" calcext:value-type="float">
            <text:p>380546.875</text:p>
          </table:table-cell>
          <table:table-cell office:value-type="float" office:value="102515.625" calcext:value-type="float">
            <text:p>102515.62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34320.3125" calcext:value-type="float">
            <text:p>534320.3125</text:p>
          </table:table-cell>
          <table:table-cell office:value-type="float" office:value="153773.4375" calcext:value-type="float">
            <text:p>153773.4375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57433.59375" calcext:value-type="float">
            <text:p>457433.59375</text:p>
          </table:table-cell>
          <table:table-cell office:value-type="float" office:value="76886.71875" calcext:value-type="float">
            <text:p>76886.71875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72763.671875" calcext:value-type="float">
            <text:p>572763.671875</text:p>
          </table:table-cell>
          <table:table-cell office:value-type="float" office:value="115330.078125" calcext:value-type="float">
            <text:p>115330.078125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45758.7890625" calcext:value-type="float">
            <text:p>745758.7890625</text:p>
          </table:table-cell>
          <table:table-cell office:value-type="float" office:value="172995.1171875" calcext:value-type="float">
            <text:p>172995.1171875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59261.23046875" calcext:value-type="float">
            <text:p>659261.23046875</text:p>
          </table:table-cell>
          <table:table-cell office:value-type="float" office:value="86497.55859375" calcext:value-type="float">
            <text:p>86497.55859375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16012.451171875" calcext:value-type="float">
            <text:p>616012.451171875</text:p>
          </table:table-cell>
          <table:table-cell office:value-type="float" office:value="43248.779296875" calcext:value-type="float">
            <text:p>43248.779296875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94388.061523437" calcext:value-type="float">
            <text:p>594388.061523437</text:p>
          </table:table-cell>
          <table:table-cell office:value-type="float" office:value="21624.3896484375" calcext:value-type="float">
            <text:p>21624.3896484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23:11:21.030691211</meta:creation-date>
    <dc:date>2017-10-11T23:37:01.809097968</dc:date>
    <meta:editing-duration>PT5M</meta:editing-duration>
    <meta:editing-cycles>1</meta:editing-cycles>
    <meta:document-statistic meta:table-count="1" meta:cell-count="71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813cm" svg:height="6.137cm" xlink:href=".." xlink:type="simple" chart:class="chart:scatter" chart:style-name="ch1">
        <chart:legend chart:legend-position="end" svg:x="8.961cm" svg:y="2.769cm" style:legend-expansion="high" chart:style-name="ch2"/>
        <chart:plot-area chart:style-name="ch3" table:cell-range-address="Sheet1.A3:Sheet1.B9" svg:x="0.236cm" svg:y="0.122cm" svg:width="8.489cm" svg:height="5.893cm">
          <chartooo:coordinate-region svg:x="1.598cm" svg:y="0.321cm" svg:width="7.033cm" svg:height="5.0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9" chart:class="chart:scatter">
            <chart:domain table:cell-range-address="Sheet1.A3:Sheet1.A9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9</svg:desc>
                </draw:g>
              </table:table-cell>
              <table:table-cell office:value-type="float" office:value="258586">
                <text:p>258586</text:p>
                <draw:g>
                  <svg:desc>Sheet1.B3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8590.275">
                <text:p>258590.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8596.6875">
                <text:p>258596.6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8606.30625">
                <text:p>258606.3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8620.734375">
                <text:p>258620.73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58613.5203125">
                <text:p>258613.52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58624.34140625">
                <text:p>258624.3414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538cm" svg:height="6.721cm" xlink:href=".." xlink:type="simple" chart:class="chart:scatter" chart:style-name="ch1">
        <chart:legend chart:legend-position="end" svg:x="8.686cm" svg:y="3.061cm" style:legend-expansion="high" chart:style-name="ch2"/>
        <chart:plot-area chart:style-name="ch3" table:cell-range-address="Sheet1.D3:Sheet1.E16" svg:x="0.23cm" svg:y="0.134cm" svg:width="8.226cm" svg:height="6.453cm">
          <chartooo:coordinate-region svg:x="1.592cm" svg:y="0.333cm" svg:width="6.677cm" svg:height="5.6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16" chart:class="chart:scatter">
            <chart:domain table:cell-range-address="Sheet1.D3:Sheet1.D16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3:Sheet1.D16</svg:desc>
                </draw:g>
              </table:table-cell>
              <table:table-cell office:value-type="float" office:value="100000">
                <text:p>100000</text:p>
                <draw:g>
                  <svg:desc>Sheet1.E3:Sheet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3500">
                <text:p>113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3750">
                <text:p>1337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4125">
                <text:p>164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9687.5">
                <text:p>20968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78031.25">
                <text:p>27803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80546.875">
                <text:p>380546.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34320.3125">
                <text:p>534320.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57433.59375">
                <text:p>457433.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72763.671875">
                <text:p>572763.6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45758.7890625">
                <text:p>745758.789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59261.23046875">
                <text:p>659261.230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16012.451171875">
                <text:p>616012.45117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94388.061523437">
                <text:p>594388.0615234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867cm" svg:height="6.562cm" xlink:href=".." xlink:type="simple" chart:class="chart:scatter" chart:style-name="ch1">
        <chart:legend chart:legend-position="end" svg:x="6.041cm" svg:y="2.982cm" style:legend-expansion="high" chart:style-name="ch2"/>
        <chart:plot-area chart:style-name="ch3" table:cell-range-address="Sheet1.D3:Sheet1.D16 Sheet1.F3:Sheet1.F16" svg:x="0.177cm" svg:y="0.131cm" svg:width="5.687cm" svg:height="6.3cm">
          <chartooo:coordinate-region svg:x="1.354cm" svg:y="0.33cm" svg:width="4.138cm" svg:height="5.4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16" chart:class="chart:scatter">
            <chart:domain table:cell-range-address="Sheet1.D3:Sheet1.D16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3:Sheet1.D16</svg:desc>
                </draw:g>
              </table:table-cell>
              <table:table-cell office:value-type="float" office:value="9000">
                <text:p>9000</text:p>
                <draw:g>
                  <svg:desc>Sheet1.F3:Sheet1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250">
                <text:p>20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375">
                <text:p>30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5562.5">
                <text:p>4556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8343.75">
                <text:p>68343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2515.625">
                <text:p>102515.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3773.4375">
                <text:p>153773.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6886.71875">
                <text:p>76886.7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5330.078125">
                <text:p>115330.078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2995.1171875">
                <text:p>172995.1171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6497.55859375">
                <text:p>86497.558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3248.779296875">
                <text:p>43248.77929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624.3896484375">
                <text:p>21624.3896484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28cm" svg:height="5.897cm" xlink:href=".." xlink:type="simple" chart:class="chart:scatter" chart:style-name="ch1">
        <chart:legend chart:legend-position="end" svg:x="6.428cm" svg:y="2.649cm" style:legend-expansion="high" chart:style-name="ch2"/>
        <chart:plot-area chart:style-name="ch3" table:cell-range-address="Sheet1.A3:Sheet1.A9 Sheet1.C3:Sheet1.C9" svg:x="0.185cm" svg:y="0.117cm" svg:width="6.058cm" svg:height="5.663cm">
          <chartooo:coordinate-region svg:x="0.621cm" svg:y="0.316cm" svg:width="5.343cm" svg:height="4.8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9" chart:class="chart:scatter">
            <chart:domain table:cell-range-address="Sheet1.A3:Sheet1.A9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9</svg:desc>
                </draw:g>
              </table:table-cell>
              <table:table-cell office:value-type="float" office:value="2.85">
                <text:p>2.85</text:p>
                <draw:g>
                  <svg:desc>Sheet1.C3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275">
                <text:p>4.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4125">
                <text:p>6.4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.61875">
                <text:p>9.6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.428125">
                <text:p>14.42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2140625">
                <text:p>7.214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82109375">
                <text:p>10.82109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